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7c38" officeooo:paragraph-rsid="00087c38"/>
    </style:style>
    <style:style style:name="P2" style:family="paragraph" style:parent-style-name="Standard">
      <style:paragraph-properties fo:text-align="start" style:justify-single-word="false"/>
      <style:text-properties officeooo:rsid="00087c38" officeooo:paragraph-rsid="00087c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01</text:p>
      <text:p text:style-name="P2">algoritmo "Numeros maior e menor"</text:p>
      <text:p text:style-name="P2">var</text:p>
      <text:p text:style-name="P2"><text:s text:c="2"/>n1,n2,n3,n4,n5 : inteiro</text:p>
      <text:p text:style-name="P2"/>
      <text:p text:style-name="P2"><text:s/>inicio</text:p>
      <text:p text:style-name="P2"><text:s text:c="2"/>escreval("informe 5 números inteiros")</text:p>
      <text:p text:style-name="P2">leia(n1, n2, n3, n4, n5)</text:p>
      <text:p text:style-name="P2"/>
      <text:p text:style-name="P2"/>
      <text:p text:style-name="P2"><text:s text:c="2"/>se(n1&gt;n2) e (n1&gt;n3) e (n1&gt;n4) e (n1&gt;n5) então</text:p>
      <text:p text:style-name="P2"><text:s text:c="5"/>escreval("Este é o maior número : ",n1)</text:p>
      <text:p text:style-name="P2"><text:s text:c="2"/>fimse</text:p>
      <text:p text:style-name="P2"/>
      <text:p text:style-name="P2"><text:s text:c="2"/>se(n2&gt;n1) e (n2&gt;n3) e (n2&gt;n4) e (n1&gt;n5) então</text:p>
      <text:p text:style-name="P2"><text:s text:c="5"/>escreval("Este é o maior número : ",n2)</text:p>
      <text:p text:style-name="P2"><text:s text:c="2"/>fimse</text:p>
      <text:p text:style-name="P2"/>
      <text:p text:style-name="P2"><text:s text:c="2"/>se(n3&gt;n2) e (n3&gt;n1) e (n3&gt;n4) e (n3&gt;n5) então</text:p>
      <text:p text:style-name="P2"><text:s text:c="5"/>escreval("Este é o maior número : ",n3)</text:p>
      <text:p text:style-name="P2"><text:s text:c="2"/>fimse</text:p>
      <text:p text:style-name="P2"/>
      <text:p text:style-name="P2"><text:s text:c="2"/>se(n4&gt;n2) e (n4&gt;n3) e (n4&gt;n1) e (n1&gt;n5) então</text:p>
      <text:p text:style-name="P2"><text:s text:c="5"/>escreval("Este é o maior número : ",n4)</text:p>
      <text:p text:style-name="P2"><text:s text:c="2"/>fimse</text:p>
      <text:p text:style-name="P2"/>
      <text:p text:style-name="P2"><text:s text:c="2"/>se(n5&gt;n2) e (n5&gt;n3) e (n5&gt;n4) e (n5&gt;n1) então</text:p>
      <text:p text:style-name="P2"><text:s text:c="5"/>escreval("Este é o maior número : ",n5)</text:p>
      <text:p text:style-name="P2"><text:s text:c="2"/>fimse</text:p>
      <text:p text:style-name="P2">//</text:p>
      <text:p text:style-name="P2">//</text:p>
      <text:p text:style-name="P2"/>
      <text:p text:style-name="P2"><text:s text:c="2"/>se(n1&lt;n2) e (n1&lt;n3) e (n1&lt;n4) e (n1&lt;n5) então</text:p>
      <text:p text:style-name="P2"><text:s text:c="5"/>escreval("Este é o menor número : ",n1)</text:p>
      <text:p text:style-name="P2"><text:s text:c="2"/>fimse</text:p>
      <text:p text:style-name="P2"/>
      <text:p text:style-name="P2"><text:s text:c="2"/>se(n2&lt;n1) e (n2&lt;n3) e (n2&lt;n4) e (n2&lt;n5) então</text:p>
      <text:p text:style-name="P2"><text:s text:c="5"/>escreval("Este é o menor número : ",n2)</text:p>
      <text:p text:style-name="P2"><text:s text:c="2"/>fimse</text:p>
      <text:p text:style-name="P2"/>
      <text:p text:style-name="P2"><text:s text:c="2"/>se(n3&lt;n2) e (n3&lt;n1) e (n3&lt;n4) e (n3&lt;n5) então</text:p>
      <text:p text:style-name="P2"><text:s text:c="5"/>escreval("Este é o menor número : ",n3)</text:p>
      <text:p text:style-name="P2"><text:s text:c="2"/>fimse</text:p>
      <text:p text:style-name="P2"/>
      <text:p text:style-name="P2"><text:s text:c="2"/>se(n4&lt;n2) e (n4&lt;n3) e (n4&lt;n1) e (n4&lt;n5) então</text:p>
      <text:p text:style-name="P2"><text:s text:c="5"/>escreval("Este é o menor número : ",n4)</text:p>
      <text:p text:style-name="P2"><text:s text:c="2"/>fimse</text:p>
      <text:p text:style-name="P2"/>
      <text:p text:style-name="P2"><text:s/>se(n5&lt;n2) e (n5&lt;n3) e (n5&lt;n1) e (n5&lt;n1) então</text:p>
      <text:p text:style-name="P2"><text:s text:c="5"/>escreval("Este é o menor número : ",n5)</text:p>
      <text:p text:style-name="P2"><text:s text:c="2"/>fimse</text:p>
      <text:p text:style-name="P2">fimalgoritmo</text:p>
      <text:p text:style-name="P1"><text:soft-page-break/>Atividade 02</text:p>
      <text:p text:style-name="P2">algoritmo "Salario Professor"</text:p>
      <text:p text:style-name="P2">var</text:p>
      <text:p text:style-name="P2"><text:s/>horas, salario: real</text:p>
      <text:p text:style-name="P2"><text:s/>grau : caractere</text:p>
      <text:p text:style-name="P2"><text:s/></text:p>
      <text:p text:style-name="P2"><text:s/>inicio</text:p>
      <text:p text:style-name="P2"><text:s/>escreval("Informe a titulação do professor, sendo Graduado / Mestrado / Doutorado :")</text:p>
      <text:p text:style-name="P2"><text:s/>leia(grau)</text:p>
      <text:p text:style-name="P2"><text:s/>escreval("Informe a quantidade de horas trabalhada por esse professor no mês :")</text:p>
      <text:p text:style-name="P2"><text:s/>leia(horas)</text:p>
      <text:p text:style-name="P2"><text:s text:c="2"/>escreval("-----------Resultado-----------")</text:p>
      <text:p text:style-name="P2"><text:s text:c="2"/></text:p>
      <text:p text:style-name="P2"><text:s/>se (grau="graduado") entao</text:p>
      <text:p text:style-name="P2"><text:s text:c="2"/>salario&lt;-horas*12</text:p>
      <text:p text:style-name="P2"><text:s/>escreval("O salário desse professor é de R$", salario)</text:p>
      <text:p text:style-name="P2"><text:s/>fimse</text:p>
      <text:p text:style-name="P2"/>
      <text:p text:style-name="P2">se (grau="mestrado") entao</text:p>
      <text:p text:style-name="P2"><text:s text:c="2"/>salario&lt;-horas*17</text:p>
      <text:p text:style-name="P2"><text:s/>escreval("O salário desse professor é de R$", salario)</text:p>
      <text:p text:style-name="P2"><text:s/>fimse</text:p>
      <text:p text:style-name="P2"/>
      <text:p text:style-name="P2"/>
      <text:p text:style-name="P2">se (grau="doutorado") entao</text:p>
      <text:p text:style-name="P2"><text:s text:c="2"/>salario&lt;-horas*25</text:p>
      <text:p text:style-name="P2"><text:s/>escreval("O salário desse professor é de R$", salario)</text:p>
      <text:p text:style-name="P2"><text:s/>fimse</text:p>
      <text:p text:style-name="P2"/>
      <text:p text:style-name="P2"/>
      <text:p text:style-name="P2">fimalgoritmo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Atividade 03</text:p>
      <text:p text:style-name="P2">algoritmo "Par ou impar"</text:p>
      <text:p text:style-name="P2">var</text:p>
      <text:p text:style-name="P2"><text:s text:c="3"/>n1,n2,n3: real</text:p>
      <text:p text:style-name="P2"/>
      <text:p text:style-name="P2"><text:s/>inicio</text:p>
      <text:p text:style-name="P2"><text:s text:c="3"/>escreval("Informe três números :")</text:p>
      <text:p text:style-name="P2">leia(n1, n2, n3)</text:p>
      <text:p text:style-name="P2"/>
      <text:p text:style-name="P2"><text:s/>se (n1 mod 2= 0) e (n1&gt;=0) entao</text:p>
      <text:p text:style-name="P2"><text:s text:c="2"/>escreval(n1," é par e positivo")</text:p>
      <text:p text:style-name="P2"><text:s/>fimse</text:p>
      <text:p text:style-name="P2">se (n1 mod 2= 0) e (n1&lt;0) entao</text:p>
      <text:p text:style-name="P2"><text:s text:c="2"/>escreval(n1," é par e negativo")</text:p>
      <text:p text:style-name="P2"><text:s/>fimse</text:p>
      <text:p text:style-name="P2"/>
      <text:p text:style-name="P2">se (n1 mod 2= 1) e (n1&gt;=0) entao</text:p>
      <text:p text:style-name="P2"><text:s text:c="2"/>escreval(n1," é impar e positivo")</text:p>
      <text:p text:style-name="P2"><text:s/>fimse</text:p>
      <text:p text:style-name="P2">se (n1 mod 2= 1) e (n1&lt;0) entao</text:p>
      <text:p text:style-name="P2"><text:s text:c="2"/>escreval(n1," é impar e negativo")</text:p>
      <text:p text:style-name="P2"><text:s/>fimse</text:p>
      <text:p text:style-name="P2"/>
      <text:p text:style-name="P2">se (n2 mod 2= 0) e (n2&gt;=0) entao</text:p>
      <text:p text:style-name="P2"><text:s text:c="2"/>escreval(n2," é par e positivo")</text:p>
      <text:p text:style-name="P2"><text:s/>fimse</text:p>
      <text:p text:style-name="P2">se (n2 mod 2= 0) e (n2&lt;0) entao</text:p>
      <text:p text:style-name="P2"><text:s text:c="2"/>escreval(n2," é par e negativo")</text:p>
      <text:p text:style-name="P2"><text:s/>fimse</text:p>
      <text:p text:style-name="P2"/>
      <text:p text:style-name="P2">se (n2 mod 2= 1) e (n2&gt;=0) entao</text:p>
      <text:p text:style-name="P2"><text:s text:c="2"/>escreval(n2," é impar e positivo")</text:p>
      <text:p text:style-name="P2"><text:s/>fimse</text:p>
      <text:p text:style-name="P2">se (n2 mod 2= 1) e (n2&lt;0) entao</text:p>
      <text:p text:style-name="P2"><text:s text:c="2"/>escreval(n2," é impar e negativo")</text:p>
      <text:p text:style-name="P2"><text:s/>fimse</text:p>
      <text:p text:style-name="P2"/>
      <text:p text:style-name="P2"/>
      <text:p text:style-name="P2">se (n3 mod 2= 0) e (n3&gt;=0) entao</text:p>
      <text:p text:style-name="P2"><text:s text:c="2"/>escreval(n3," é par e positivo")</text:p>
      <text:p text:style-name="P2"><text:s/>fimse</text:p>
      <text:p text:style-name="P2">se (n3 mod 2= 0) e (n3&lt;0) entao</text:p>
      <text:p text:style-name="P2"><text:s text:c="2"/>escreval(n3," é par e negativo")</text:p>
      <text:p text:style-name="P2"><text:s/>fimse</text:p>
      <text:p text:style-name="P2"/>
      <text:p text:style-name="P2">se (n3 mod 2= 1) e (n3&gt;=0) entao</text:p>
      <text:p text:style-name="P2"><text:s text:c="2"/>escreval(n3," é impar e positivo")</text:p>
      <text:p text:style-name="P2"><text:s/>fimse</text:p>
      <text:p text:style-name="P2">se (n3 mod 2= 1) e (n3&lt;0) entao</text:p>
      <text:p text:style-name="P2"><text:s text:c="2"/>escreval(n3," é impar e negativo")</text:p>
      <text:p text:style-name="P2"><text:s/>fimse</text:p>
      <text:p text:style-name="P2">fimalgoritmo</text:p>
      <text:p text:style-name="P1"><text:soft-page-break/>Atividade 04</text:p>
      <text:p text:style-name="P2">Algoritmo "Numero positivo ou negativo"</text:p>
      <text:p text:style-name="P2">Var</text:p>
      <text:p text:style-name="P2">numero : real</text:p>
      <text:p text:style-name="P2">Inicio</text:p>
      <text:p text:style-name="P2">escreval ("Escreva um número !!")</text:p>
      <text:p text:style-name="P2"><text:s text:c="3"/>leia(numero)</text:p>
      <text:p text:style-name="P2"><text:s text:c="3"/></text:p>
      <text:p text:style-name="P2"><text:s text:c="3"/>se (numero = 0) entao</text:p>
      <text:p text:style-name="P2"><text:s text:c="4"/>escreval("O número", numero," é nulo")</text:p>
      <text:p text:style-name="P2"><text:s text:c="3"/>fimse</text:p>
      <text:p text:style-name="P2"><text:s text:c="3"/></text:p>
      <text:p text:style-name="P2"><text:s text:c="3"/>se (numero &lt; 0) entao</text:p>
      <text:p text:style-name="P2"><text:s text:c="4"/>escreval("O número", numero," É negativo")</text:p>
      <text:p text:style-name="P2"><text:s text:c="3"/>fimse</text:p>
      <text:p text:style-name="P2"><text:s text:c="3"/></text:p>
      <text:p text:style-name="P2"><text:s text:c="3"/>se (numero &gt; 0) entao</text:p>
      <text:p text:style-name="P2"><text:s text:c="4"/>escreval("O numero", numero," é positivo")</text:p>
      <text:p text:style-name="P2"><text:s text:c="3"/>fimse</text:p>
      <text:p text:style-name="P2"><text:s text:c="3"/></text:p>
      <text:p text:style-name="P2">Fimalgoritmo</text:p>
      <text:p text:style-name="P2"/>
      <text:p text:style-name="P1">Atividade 05</text:p>
      <text:p text:style-name="P2">algoritmo "Exercicio 05"</text:p>
      <text:p text:style-name="P2">var</text:p>
      <text:p text:style-name="P2"><text:s/>numero : real</text:p>
      <text:p text:style-name="P2"/>
      <text:p text:style-name="P2">inicio</text:p>
      <text:p text:style-name="P2"/>
      <text:p text:style-name="P2"><text:s/>escreval("Escreva um número !!")</text:p>
      <text:p text:style-name="P2"><text:s text:c="2"/>leia(numero)</text:p>
      <text:p text:style-name="P2"><text:s text:c="2"/></text:p>
      <text:p text:style-name="P2"><text:s text:c="2"/>se ( numero mod 3=0) e (numero mod 7=0) entao</text:p>
      <text:p text:style-name="P2"><text:s text:c="3"/>escreval("Esse número é divisível por 3 e 7")</text:p>
      <text:p text:style-name="P2"><text:s text:c="2"/>senao</text:p>
      <text:p text:style-name="P2"><text:s text:c="3"/>escreval("Esse número não é divisível por 3 e 7")</text:p>
      <text:p text:style-name="P2"><text:s text:c="2"/>fimse</text:p>
      <text:p text:style-name="P2"/>
      <text:p text:style-name="P2">fimalgoritmo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Atividade 06</text:p>
      <text:p text:style-name="P2">algoritmo "Exercício 06"</text:p>
      <text:p text:style-name="P2">var</text:p>
      <text:p text:style-name="P2">n, f:real</text:p>
      <text:p text:style-name="P2"/>
      <text:p text:style-name="P2">inicio</text:p>
      <text:p text:style-name="P2"><text:s/>escreval("informe sua nota")</text:p>
      <text:p text:style-name="P2"><text:s text:c="2"/>leia(n)</text:p>
      <text:p text:style-name="P2"><text:s/>escreval("informe sua frequência")</text:p>
      <text:p text:style-name="P2"><text:s text:c="2"/>leia(f)</text:p>
      <text:p text:style-name="P2"/>
      <text:p text:style-name="P2"><text:s text:c="2"/>se f &lt; 75 entao</text:p>
      <text:p text:style-name="P2"><text:s text:c="3"/>escreval("reprovado")</text:p>
      <text:p text:style-name="P2"><text:s text:c="2"/>fimse</text:p>
      <text:p text:style-name="P2"/>
      <text:p text:style-name="P2"><text:s text:c="2"/>se( f &gt;= 75) e (n&lt;3) entao</text:p>
      <text:p text:style-name="P2"><text:s text:c="3"/>escreval("reprovado")</text:p>
      <text:p text:style-name="P2"><text:s text:c="2"/>fimse</text:p>
      <text:p text:style-name="P2"/>
      <text:p text:style-name="P2"><text:s text:c="2"/>se (f &gt;= 75) e (n&gt;=3) e (n&lt;7) entao</text:p>
      <text:p text:style-name="P2"><text:s text:c="3"/>escreval("exame")</text:p>
      <text:p text:style-name="P2"><text:s text:c="2"/>fimse</text:p>
      <text:p text:style-name="P2"/>
      <text:p text:style-name="P2"><text:s text:c="2"/>se (f &gt;= 75) e (n&gt;=7) <text:s/>entao</text:p>
      <text:p text:style-name="P2"><text:s text:c="3"/>escreval("aprovado")</text:p>
      <text:p text:style-name="P2"><text:s text:c="2"/>fimse</text:p>
      <text:p text:style-name="P2"><text:s text:c="2"/></text:p>
      <text:p text:style-name="P2"><text:s text:c="2"/>fimalgoritm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Atividade 07</text:p>
      <text:p text:style-name="P2">Algoritmo "Lista de codigos"</text:p>
      <text:p text:style-name="P2">Var</text:p>
      <text:p text:style-name="P2">codigo : real</text:p>
      <text:p text:style-name="P2">Inicio</text:p>
      <text:p text:style-name="P2">escreval("Escreva o número do código do seu produto")</text:p>
      <text:p text:style-name="P2"><text:s text:c="2"/>leia (codigo)</text:p>
      <text:p text:style-name="P2"><text:s text:c="4"/></text:p>
      <text:p text:style-name="P2"><text:s text:c="4"/>se (codigo = 0) e (codigo &gt; 15) entao</text:p>
      <text:p text:style-name="P2"><text:s text:c="5"/>escreval ("Código Inválido")</text:p>
      <text:p text:style-name="P2"><text:s text:c="4"/>fimse</text:p>
      <text:p text:style-name="P2"><text:s text:c="4"/></text:p>
      <text:p text:style-name="P2"><text:s text:c="4"/>se (codigo &gt;= 1) e (codigo &lt; 2.3) entao</text:p>
      <text:p text:style-name="P2"><text:s text:c="5"/>escreval("Seu produto está classificado como alimento não-perecível")</text:p>
      <text:p text:style-name="P2"><text:s text:c="4"/>fimse</text:p>
      <text:p text:style-name="P2"/>
      <text:p text:style-name="P2"><text:s text:c="4"/>se (codigo &gt;= 2.3) e (codigo &lt;= 4) entao</text:p>
      <text:p text:style-name="P2"><text:s text:c="5"/>escreval("Seu produto está classificado como alimento perecível")</text:p>
      <text:p text:style-name="P2"><text:s text:c="4"/>fimse</text:p>
      <text:p text:style-name="P2"><text:s text:c="4"/></text:p>
      <text:p text:style-name="P2"><text:s text:c="4"/>Se (codigo &gt;= 5) e (codigo &lt;= 6) entao</text:p>
      <text:p text:style-name="P2"><text:s text:c="5"/>escreval ("Seu produto está classificado como Vestuário")</text:p>
      <text:p text:style-name="P2"><text:s text:c="4"/>fimse</text:p>
      <text:p text:style-name="P2"><text:s text:c="4"/></text:p>
      <text:p text:style-name="P2"><text:s text:c="4"/>Se (codigo = 7) entao</text:p>
      <text:p text:style-name="P2"><text:s text:c="5"/>escreval("Seu produto está classificado como Higiene Pessoal")</text:p>
      <text:p text:style-name="P2"><text:s text:c="4"/>fimse</text:p>
      <text:p text:style-name="P2"/>
      <text:p text:style-name="P2"><text:s text:c="4"/>se (codigo &gt;= 8) e (codigo &lt;= 15) entao</text:p>
      <text:p text:style-name="P2"><text:s text:c="5"/>escreval ("Seu produto está classificado como itens de limpesa e utensílios domésticos")</text:p>
      <text:p text:style-name="P2"><text:s text:c="4"/>fimse</text:p>
      <text:p text:style-name="P2">Fimalgoritmo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Atividade 08</text:p>
      <text:p text:style-name="P2">Algoritmo "Porcentagem Precos"</text:p>
      <text:p text:style-name="P2">Var</text:p>
      <text:p text:style-name="P2"><text:s/>preco, desconto : real</text:p>
      <text:p text:style-name="P2"><text:s/>pagamento : caractere</text:p>
      <text:p text:style-name="P2">Inicio</text:p>
      <text:p text:style-name="P2"><text:s/>escreval("Informe o valor do produto comprado !!")</text:p>
      <text:p text:style-name="P2"><text:s/>leia (preco)</text:p>
      <text:p text:style-name="P2"><text:s/>escreval("Escreva a forma de pagamento : Dinheiro = d / Cartao de credito a vista = cc / Cartao de credito parcelado = ccp")</text:p>
      <text:p text:style-name="P2"><text:s/>leia (pagamento)</text:p>
      <text:p text:style-name="P2"><text:s/></text:p>
      <text:p text:style-name="P2"><text:s text:c="2"/>se (pagamento = "d") entao</text:p>
      <text:p text:style-name="P2"><text:s text:c="3"/>desconto &lt;- (preco * 0.1)</text:p>
      <text:p text:style-name="P2"><text:s text:c="3"/>preco &lt;- (preco - desconto)</text:p>
      <text:p text:style-name="P2"><text:s text:c="3"/>escreval("O preço final do seu produto é de :", preco)</text:p>
      <text:p text:style-name="P2"><text:s text:c="2"/>fimse</text:p>
      <text:p text:style-name="P2"><text:s text:c="2"/></text:p>
      <text:p text:style-name="P2"><text:s text:c="2"/>se (pagamento = "cc") entao</text:p>
      <text:p text:style-name="P2"><text:s text:c="3"/>desconto &lt;- (preco * 0.05)</text:p>
      <text:p text:style-name="P2"><text:s text:c="3"/>preco &lt;- (preco - desconto)</text:p>
      <text:p text:style-name="P2"><text:s text:c="3"/>escreval("O preço final do seu produto é de :", preco)</text:p>
      <text:p text:style-name="P2"><text:s text:c="2"/>fimse</text:p>
      <text:p text:style-name="P2"><text:s text:c="2"/></text:p>
      <text:p text:style-name="P2"><text:s text:c="2"/>se (pagamento = "ccp") entao</text:p>
      <text:p text:style-name="P2"><text:s text:c="3"/>desconto &lt;- (preco * 0.05)</text:p>
      <text:p text:style-name="P2"><text:s text:c="3"/>preco &lt;- (preco + desconto)</text:p>
      <text:p text:style-name="P2"><text:s text:c="3"/>escreval("O preço final do seu produto é de :", preco)</text:p>
      <text:p text:style-name="P2"><text:s text:c="2"/>fimse</text:p>
      <text:p text:style-name="P2">Fimalgoritm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6T19:11:21.447000000</meta:creation-date>
    <dc:date>2022-09-06T19:18:37.314000000</dc:date>
    <meta:editing-duration>PT7M22S</meta:editing-duration>
    <meta:editing-cycles>1</meta:editing-cycles>
    <meta:document-statistic meta:table-count="0" meta:image-count="0" meta:object-count="0" meta:page-count="7" meta:paragraph-count="227" meta:word-count="852" meta:character-count="5460" meta:non-whitespace-character-count="4411"/>
    <meta:generator>LibreOffice/7.1.8.1$Windows_X86_64 LibreOffice_project/e1f30c802c3269a1d052614453f260e49458c82c</meta:generator>
  </office:meta>
</office:document-meta>
</file>